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5.95cm" fo:min-width="24.2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.05cm" fo:min-width="24.2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1.05cm" fo:min-width="24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05cm" fo:min-width="24.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45cm" fo:min-width="1.6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45cm" fo:min-width="3.4cm"/>
    </style:style>
    <style:style style:name="gr8" style:family="graphic" style:parent-style-name="standard">
      <style:graphic-properties svg:stroke-width="0.035cm" svg:stroke-color="#99ff99" draw:marker-start-width="0.252cm" draw:marker-end-width="0.252cm" draw:fill-color="#dddddd" draw:textarea-horizontal-align="justify" draw:textarea-vertical-align="middle" draw:auto-grow-height="false" fo:min-height="0.45cm" fo:min-width="2.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66ccff" draw:marker-start-width="0.252cm" draw:marker-end-width="0.252cm" draw:fill-color="#dddddd" draw:textarea-horizontal-align="justify" draw:textarea-vertical-align="middle" draw:auto-grow-height="false" fo:min-height="0.45cm" fo:min-width="2.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666666" draw:marker-start-width="0.252cm" draw:marker-end-width="0.252cm" draw:fill-color="#dddddd" draw:textarea-horizontal-align="justify" draw:textarea-vertical-align="middle" draw:auto-grow-height="false" fo:min-height="0.45cm" fo:min-width="2.6cm" fo:padding-top="0.142cm" fo:padding-bottom="0.142cm" fo:padding-left="0.267cm" fo:padding-right="0.267cm"/>
    </style:style>
    <style:style style:name="gr11" style:family="graphic" style:parent-style-name="standard">
      <style:graphic-properties svg:stroke-color="#111111" draw:fill-color="#eeeeee" draw:textarea-horizontal-align="justify" draw:textarea-vertical-align="middle" draw:auto-grow-height="false" fo:min-height="4.55cm" fo:min-width="4.8cm"/>
    </style:style>
    <style:style style:name="gr12" style:family="graphic" style:parent-style-name="standard">
      <style:graphic-properties svg:stroke-color="#00cc00" draw:fill-color="#99ff99" draw:textarea-horizontal-align="justify" draw:textarea-vertical-align="middle" draw:auto-grow-height="false" fo:min-height="0.75cm" fo:min-width="4.8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45cm" fo:min-width="4.8cm"/>
    </style:style>
    <style:style style:name="gr15" style:family="graphic" style:parent-style-name="standard">
      <style:graphic-properties svg:stroke-color="#111111" draw:fill-color="#eeeeee" draw:textarea-horizontal-align="justify" draw:textarea-vertical-align="middle" draw:auto-grow-height="false" fo:min-height="4.55cm" fo:min-width="4.8cm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0.75cm" fo:min-width="4.8cm"/>
    </style:style>
    <style:style style:name="gr17" style:family="graphic" style:parent-style-name="standard">
      <style:graphic-properties draw:fill-color="#ffff00" draw:textarea-vertical-align="middle" draw:auto-grow-height="false" fo:min-height="0.15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svg:stroke-color="#111111" draw:fill-color="#ffff66" draw:textarea-horizontal-align="justify" draw:textarea-vertical-align="middle" draw:auto-grow-height="false" fo:min-height="0cm" fo:min-width="0.5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75cm" fo:min-width="4.8cm"/>
    </style:style>
    <style:style style:name="gr21" style:family="graphic" style:parent-style-name="standard">
      <style:graphic-properties draw:fill-color="#ffffff" draw:textarea-vertical-align="middle" draw:auto-grow-height="false" fo:min-height="0.15cm" fo:min-width="0cm"/>
    </style:style>
    <style:style style:name="gr22" style:family="graphic" style:parent-style-name="standard">
      <style:graphic-properties draw:fill-color="#ffffff" draw:textarea-vertical-align="middle" draw:auto-grow-height="false" fo:min-height="0cm" fo:min-width="0cm"/>
    </style:style>
    <style:style style:name="gr23" style:family="graphic" style:parent-style-name="standard">
      <style:graphic-properties draw:fill-color="#99ff66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svg:stroke-color="#111111" draw:fill-color="#99ff99" draw:textarea-horizontal-align="justify" draw:textarea-vertical-align="middle" draw:auto-grow-height="false" fo:min-height="0cm" fo:min-width="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333333"/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ff66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-color="#99ff99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end"/>
      <style:text-properties fo:font-size="11pt" style:font-size-asian="11pt" style:font-size-complex="11pt"/>
    </style:style>
    <style:style style:name="P18" style:family="paragraph">
      <loext:graphic-properties draw:fill-color="#dddddd"/>
      <style:paragraph-properties fo:text-align="end"/>
      <style:text-properties fo:font-size="11pt" style:font-size-asian="11pt" style:font-size-complex="11pt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-color="#66ccff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style:paragraph-properties fo:text-align="center"/>
      <style:text-properties fo:font-size="11pt" style:font-size-asian="11pt" style:font-size-complex="11pt"/>
    </style:style>
    <style:style style:name="P23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-color="#ffff66"/>
      <style:paragraph-properties fo:text-align="center"/>
    </style:style>
    <style:style style:name="P25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26" style:family="paragraph">
      <loext:graphic-properties draw:fill-color="#99ff66"/>
      <style:paragraph-properties fo:text-align="center"/>
    </style:style>
    <style:style style:name="P27" style:family="paragraph">
      <loext:graphic-properties draw:fill-color="#99ff99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cm" svg:height="16.2cm" svg:x="2.7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7cm" svg:height="1.3cm" svg:x="2.7cm" svg:y="2.6cm">
          <text:p text:style-name="P2"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7cm" svg:height="1.3cm" svg:x="2.7cm" svg:y="17.5cm">
          <text:p text:style-name="P4">Footer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2cm" svg:height="1.1cm" svg:x="2.7cm" svg:y="1.2cm">
          <draw:text-box>
            <text:p text:style-name="P6">Dumps Route – Basic Style</text:p>
          </draw:text-box>
        </draw:frame>
        <draw:custom-shape draw:style-name="gr5" draw:text-style-name="P8" draw:layer="layout" svg:width="24.7cm" svg:height="1.3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1cm" svg:height="0.7cm" svg:x="25cm" svg:y="4.2cm">
          <text:p text:style-name="P9"><text:span text:style-name="T2">Search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9cm" svg:height="0.7cm" svg:x="20.8cm" svg:y="4.2cm">
          <text:p text:style-name="P4">___________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1cm" svg:height="0.7cm" svg:x="3.1cm" svg:y="4.2cm">
          <text:p text:style-name="P9"><text:span text:style-name="T2">M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1cm" svg:height="0.7cm" svg:x="6.4cm" svg:y="4.2cm">
          <text:p text:style-name="P9"><text:span text:style-name="T2">Subscrib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1cm" svg:height="0.7cm" svg:x="9.7cm" svg:y="4.2cm">
          <text:p text:style-name="P9"><text:span text:style-name="T2">Public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3cm" svg:height="4.8cm" svg:x="3.1cm" svg:y="5.9cm">
          <text:p text:style-name="P13"><text:span text:style-name="T3"/></text:p>
          <text:p text:style-name="P13"><text:span text:style-name="T3">Dump content</text:span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4">Tags: Tag1, Tag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3cm" svg:height="1cm" svg:x="3.1cm" svg:y="5.9cm">
          <text:p text:style-name="P13"><text:span text:style-name="T3">$Title</text:span><text:span text:style-name="T3"><text:tab/></text:span><text:span text:style-name="T3"><text:tab/></text:span><text:span text:style-name="T3"><text:tab/></text:span><text:span text:style-name="T3"> <text:s text:c="4"/></text:span></text:p>
          <text:p text:style-name="P13"><text:span text:style-name="T3">$Author</text:span><text:span text:style-name="T3"><text:tab/></text:span><text:span text:style-name="T3"><text:tab/></text:span><text:span text:style-name="T3"> <text:s/>$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cm" svg:height="0.4cm" svg:x="7.9cm" svg:y="6cm">
          <text:p text:style-name="P4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5.3cm" svg:height="0.7cm" svg:x="3.1cm" svg:y="10cm">
          <text:p text:style-name="P17"><text:span text:style-name="T5">M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5.3cm" svg:height="4.8cm" svg:x="8.8cm" svg:y="5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3cm" svg:height="1cm" svg:x="8.8cm" svg:y="5.9cm">
          <text:p text:style-name="P13"><text:span text:style-name="T3">$Title</text:span><text:span text:style-name="T3"><text:tab/></text:span><text:span text:style-name="T3"><text:tab/></text:span><text:span text:style-name="T3"><text:tab/></text:span><text:span text:style-name="T3"> <text:s text:c="4"/></text:span></text:p>
          <text:p text:style-name="P13"><text:span text:style-name="T3">$Author</text:span><text:span text:style-name="T3"><text:tab/></text:span><text:span text:style-name="T3"><text:tab/></text:span><text:span text:style-name="T3"> <text:s/>$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cm" svg:height="0.4cm" svg:x="13.6cm" svg:y="6cm">
          <text:p text:style-name="P4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0.4cm" svg:height="0.4cm" svg:x="13.1cm" svg:y="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23" draw:layer="layout" svg:width="5.3cm" svg:height="0.7cm" svg:x="8.8cm" svg:y="10cm">
          <text:p text:style-name="P22"><text:span text:style-name="T6"><text:s text:c="16"/></text:span><text:span text:style-name="T6">$n Ratings <text:s/></text:span><text:span text:style-name="T5">M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cm" svg:height="0.2cm" svg:x="8.9cm" svg:y="10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1cm" svg:height="0.2cm" svg:x="8.9cm" svg:y="1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5.3cm" svg:height="4.8cm" svg:x="14.4cm" svg:y="5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5.3cm" svg:height="1cm" svg:x="14.4cm" svg:y="5.9cm">
          <text:p text:style-name="P13"><text:span text:style-name="T3">$Title</text:span><text:span text:style-name="T3"><text:tab/></text:span><text:span text:style-name="T3"><text:tab/></text:span><text:span text:style-name="T3"><text:tab/></text:span><text:span text:style-name="T3"> <text:s text:c="4"/></text:span></text:p>
          <text:p text:style-name="P13"><text:span text:style-name="T3">$Author</text:span><text:span text:style-name="T3"><text:tab/></text:span><text:span text:style-name="T3"><text:tab/></text:span><text:span text:style-name="T3"> <text:s/>$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cm" svg:height="0.4cm" svg:x="19.2cm" svg:y="6cm">
          <text:p text:style-name="P4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cm" svg:height="0.4cm" svg:x="18.7cm" svg:y="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18" draw:layer="layout" svg:width="5.3cm" svg:height="0.7cm" svg:x="14.4cm" svg:y="10cm">
          <text:p text:style-name="P17"><text:span text:style-name="T5">Mo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4cm" svg:height="0.4cm" svg:x="14.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2" draw:text-style-name="P1" draw:layer="layout" svg:width="0.4cm" svg:height="0.4cm" svg:x="1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2" draw:text-style-name="P1" draw:layer="layout" svg:width="0.4cm" svg:height="0.4cm" svg:x="15.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2" draw:text-style-name="P1" draw:layer="layout" svg:width="0.4cm" svg:height="0.4cm" svg:x="16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2" draw:text-style-name="P1" draw:layer="layout" svg:width="0.4cm" svg:height="0.4cm" svg:x="16.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5.3cm" svg:height="4.8cm" svg:x="3.1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3cm" svg:height="1cm" svg:x="3.1cm" svg:y="11cm">
          <text:p text:style-name="P13"><text:span text:style-name="T3">$Title</text:span><text:span text:style-name="T3"><text:tab/></text:span><text:span text:style-name="T3"><text:tab/></text:span><text:span text:style-name="T3"><text:tab/></text:span><text:span text:style-name="T3"> <text:s text:c="4"/></text:span></text:p>
          <text:p text:style-name="P13"><text:span text:style-name="T3">$Author</text:span><text:span text:style-name="T3"><text:tab/></text:span><text:span text:style-name="T3"><text:tab/></text:span><text:span text:style-name="T3"> <text:s/>$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4cm" svg:height="0.4cm" svg:x="7.9cm" svg:y="11.1cm">
          <text:p text:style-name="P4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5.3cm" svg:height="0.7cm" svg:x="3.1cm" svg:y="15.1cm">
          <text:p text:style-name="P17"><text:span text:style-name="T5">Mo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0.5cm" svg:height="0.4cm" svg:x="3.3cm" svg:y="10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1" draw:layer="layout" svg:width="1.8cm" svg:height="0.2cm" svg:x="3.3cm" svg:y="15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5cm" svg:height="0.2cm" svg:x="3.3cm" svg:y="15.4cm">
          <text:p/>
          <draw:enhanced-geometry svg:viewBox="0 0 21600 21600" draw:type="rectangle" draw:enhanced-path="M 0 0 L 21600 0 21600 21600 0 21600 0 0 Z N"/>
        </draw:custom-shape>
        <officeooo:annotation svg:x="2.942cm" svg:y="4.254cm">
          <dc:date>2017-02-05T18:31:10</dc:date>
          <text:p>Clickable Area.</text:p>
          <text:p>A click toggles this filter.</text:p>
          <text:p>If the filter is active, it will get a border in the filter color. See comment 3.</text:p>
          <text:p/>
          <text:p>“Mine” also includes favorized dumps.</text:p>
        </officeooo:annotation>
        <officeooo:annotation svg:x="18.332cm" svg:y="5.991cm">
          <dc:date>2017-02-05T18:05:02</dc:date>
          <text:p>This dump is not favorized.</text:p>
        </officeooo:annotation>
        <officeooo:annotation svg:x="2.136cm" svg:y="4.309cm">
          <dc:date>2017-02-05T18:09:00</dc:date>
          <text:p>Each of the filters have its own color.</text:p>
          <text:p/>
          <text:p>Mine: <text:tab/><text:tab/><text:tab/>Green</text:p>
          <text:p>Subscribed: <text:tab/>Sky Blue</text:p>
          <text:p>Public:<text:tab/><text:tab/><text:tab/>Gray</text:p>
          <text:p/>
          <text:p>The header color of the dumps indicate their origin.</text:p>
        </officeooo:annotation>
        <officeooo:annotation svg:x="7.181cm" svg:y="5.934cm">
          <dc:date>2017-02-05T18:11:26</dc:date>
          <text:p>You cannot favorize your own dump.</text:p>
          <text:p>The icon is hidden.</text:p>
        </officeooo:annotation>
        <officeooo:annotation svg:x="8.297cm" svg:y="11.888cm">
          <dc:date>2017-02-05T18:12:25</dc:date>
          <text:p/>
        </officeooo:annotation>
        <officeooo:annotation svg:x="10.735cm" svg:y="10.659cm">
          <dc:date>2017-02-05T18:16:39</dc:date>
          <text:p>If you rated a dump, its median rating will be displayed as a bar.</text:p>
          <text:p>The color changes on value ranges:</text:p>
          <text:p>1-33<text:tab/>: RED</text:p>
          <text:p>34-66<text:tab/>:Yellow</text:p>
          <text:p>67-100<text:tab/>:Green</text:p>
        </officeooo:annotation>
        <officeooo:annotation svg:x="15.837cm" svg:y="10.886cm">
          <dc:date>2017-02-05T18:19:51</dc:date>
          <text:p>If you did not rate the dump, you cannot see the median, but can rate it yourself.</text:p>
          <text:p/>
          <text:p>Star to hundred scale:</text:p>
          <text:p>1*<text:tab/>: 0</text:p>
          <text:p>2*<text:tab/>: 20</text:p>
          <text:p>3*<text:tab/>: 40</text:p>
          <text:p>4*<text:tab/>: 60</text:p>
          <text:p>5* <text:tab/>: 80</text:p>
          <text:p>6*<text:tab/>: 100</text:p>
          <text:p/>
          <text:p>The star rating indicates the “correctness” of a dump.</text:p>
        </officeooo:annotation>
        <officeooo:annotation svg:x="6.955cm" svg:y="9.827cm">
          <dc:date>2017-02-05T18:24:30</dc:date>
          <text:p>You can navigate to this dump</text:p>
          <text:p>/dumps/dId to see its full text and comments.</text:p>
        </officeooo:annotation>
        <officeooo:annotation svg:x="3.667cm" svg:y="9.695cm">
          <dc:date>2017-02-05T18:20:56</dc:date>
          <text:p>A dump can be made private. No one can see it.</text:p>
        </officeooo:annotation>
        <officeooo:annotation svg:x="4.309cm" svg:y="14.911cm">
          <dc:date>2017-02-05T18:21:39</dc:date>
          <text:p>If the dump is public, others can rate it. </text:p>
          <text:p>The author can see the rating, but not rate himself.</text:p>
        </officeooo:annotation>
        <officeooo:annotation svg:x="20.43cm" svg:y="4.195cm">
          <dc:date>2017-02-05T18:24:47</dc:date>
          <text:p>A search field helps to filter the shown dumps. </text:p>
          <text:p/>
          <text:p>In v1: The text will be looked up in the dump title, author, date, content and full text.</text:p>
        </officeooo:annotation>
        <officeooo:annotation svg:x="1.852cm" svg:y="7.087cm">
          <dc:date>2017-02-05T18:33:12</dc:date>
          <text:p>The dumps will be shown in order.</text:p>
          <text:p/>
          <text:p>1. My dumps</text:p>
          <text:p>2. Dumps from subscrubed authors</text:p>
          <text:p>3. Unsubscribed</text:p>
          <text:p/>
          <text:p>The dump cards will be ordered from left to right. This design scribble is not in the right order.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7:19:41.186000000</meta:creation-date>
    <dc:date>2017-02-05T18:33:13.919000000</dc:date>
    <meta:editing-duration>PT31M58S</meta:editing-duration>
    <meta:editing-cycles>7</meta:editing-cycles>
    <meta:generator>LibreOffice/5.2.2.2$Windows_x86 LibreOffice_project/8f96e87c890bf8fa77463cd4b640a2312823f3ad</meta:generator>
    <meta:document-statistic meta:object-count="38"/>
  </office:meta>
</office:document-meta>
</file>